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Some <text:span text:style-name="podBold">bold</text:span> and some <text:span text:style-name="podItalic">italic</text:span> text.</text:p>
      <text:p>A new paragraph.</text:p>
      <text:p>A list with three items:</text:p>
      <text:list text:style-name="podBulletedList">
        <text:list-item>
          <text:p text:style-name="podBulletItem"> 
the first item</text:p>
        </text:list-item>
        <text:list-item>
          <text:p text:style-name="podBulletItem"> 
another item</text:p>
        </text:list-item>
        <text:list-item>
          <text:p text:style-name="podBulletItem"> 
the last item</text:p>
        </text:list-item>
      </text:list>
      <text:p> 
 
A last paragraph.</text:p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